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idualPropertiesCollectionConverterImpl.internalSetProperties( Session session , Node parentNode , CollectionDescriptor collectionDescriptor , ManageableObjects objects , boolean removeExistin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ResidualPropertiesCollectionConverterImpl.getAtomicTypeConverter( CollectionDescriptor collection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idualPropertiesCollectionConverterImpl.ResidualPropertiesCollection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dualPropertiesCollectionConverterImpl.doUpdateCollection( Session session , Node parentNode , CollectionDescriptor collectionDescriptor , ManageableObjects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idualPropertiesCollectionConverterImpl.doIsNull( Session session , Node parentNode , CollectionDescriptor collectionDescriptor , Class collectionFiel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idualPropertiesCollectionConverterImpl.doInsertCollection( Session session , Node parentNode , CollectionDescriptor collectionDescriptor , ManageableObjects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idualPropertiesCollectionConverterImpl.doGetCollection( Session session , Node parentNode , CollectionDescriptor collectionDescriptor , Class collectionField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